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17a" officeooo:paragraph-rsid="0017117a"/>
    </style:style>
    <style:style style:name="P2" style:family="paragraph" style:parent-style-name="Standard">
      <style:text-properties officeooo:rsid="0017117a" officeooo:paragraph-rsid="001978e3"/>
    </style:style>
    <style:style style:name="P3" style:family="paragraph" style:parent-style-name="Standard">
      <style:text-properties officeooo:rsid="0017b796" officeooo:paragraph-rsid="0017b7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Álvaro</text:p>
      <text:p text:style-name="P2">Carlos</text:p>
      <text:p text:style-name="P2">Diana</text:p>
      <text:p text:style-name="P2">Francisco</text:p>
      <text:p text:style-name="P2">Gabriela</text:p>
      <text:p text:style-name="P2">Irene</text:p>
      <text:p text:style-name="P2">Javier</text:p>
      <text:p text:style-name="P2">Lorenzo</text:p>
      <text:p text:style-name="P2">Marta</text:p>
      <text:p text:style-name="P2">Nicolás</text:p>
      <text:p text:style-name="P1">Yolanda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9T14:46:01.134000000</meta:creation-date>
    <dc:date>2020-12-19T17:45:17.356000000</dc:date>
    <meta:editing-duration>PT2H49M3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11" meta:character-count="71" meta:non-whitespace-character-count="71"/>
  </office:meta>
</office:document-meta>
</file>